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573" officeooo:paragraph-rsid="00172573"/>
    </style:style>
    <style:style style:name="P2" style:family="paragraph" style:parent-style-name="Standard">
      <style:text-properties officeooo:rsid="0018f2e1" officeooo:paragraph-rsid="0018f2e1"/>
    </style:style>
    <style:style style:name="P3" style:family="paragraph" style:parent-style-name="Standard">
      <style:text-properties officeooo:rsid="001abab6" officeooo:paragraph-rsid="001abab6"/>
    </style:style>
    <style:style style:name="P4" style:family="paragraph" style:parent-style-name="Standard">
      <style:text-properties officeooo:rsid="001dc8ca" officeooo:paragraph-rsid="001dc8ca"/>
    </style:style>
    <style:style style:name="P5" style:family="paragraph" style:parent-style-name="Standard">
      <style:text-properties officeooo:rsid="001e77d8" officeooo:paragraph-rsid="001e77d8"/>
    </style:style>
    <style:style style:name="P6" style:family="paragraph" style:parent-style-name="Standard">
      <style:text-properties officeooo:rsid="0020725e" officeooo:paragraph-rsid="0020725e"/>
    </style:style>
    <style:style style:name="P7" style:family="paragraph" style:parent-style-name="Standard">
      <style:text-properties officeooo:rsid="0021260b" officeooo:paragraph-rsid="0021260b"/>
    </style:style>
    <style:style style:name="P8" style:family="paragraph" style:parent-style-name="Standard">
      <style:text-properties officeooo:rsid="0021519c" officeooo:paragraph-rsid="0021519c"/>
    </style:style>
    <style:style style:name="P9" style:family="paragraph" style:parent-style-name="Standard">
      <style:text-properties officeooo:rsid="00244eea" officeooo:paragraph-rsid="00244eea"/>
    </style:style>
    <style:style style:name="P10" style:family="paragraph" style:parent-style-name="Standard">
      <style:text-properties officeooo:rsid="00266d54" officeooo:paragraph-rsid="00266d54"/>
    </style:style>
    <style:style style:name="P11" style:family="paragraph" style:parent-style-name="Standard">
      <style:text-properties officeooo:rsid="002916ca" officeooo:paragraph-rsid="002916ca"/>
    </style:style>
    <style:style style:name="P12" style:family="paragraph" style:parent-style-name="Standard">
      <style:text-properties officeooo:rsid="002a1008" officeooo:paragraph-rsid="002a1008"/>
    </style:style>
    <style:style style:name="P13" style:family="paragraph" style:parent-style-name="Standard">
      <style:text-properties officeooo:rsid="002b4541" officeooo:paragraph-rsid="002b4541"/>
    </style:style>
    <style:style style:name="P14" style:family="paragraph" style:parent-style-name="Standard">
      <style:text-properties officeooo:rsid="002ce1af" officeooo:paragraph-rsid="002ce1af"/>
    </style:style>
    <style:style style:name="P15" style:family="paragraph" style:parent-style-name="Standard">
      <style:text-properties officeooo:rsid="002f8ca1" officeooo:paragraph-rsid="002f8ca1"/>
    </style:style>
    <style:style style:name="P16" style:family="paragraph" style:parent-style-name="Standard">
      <style:text-properties officeooo:rsid="0034c9df" officeooo:paragraph-rsid="0034c9df"/>
    </style:style>
    <style:style style:name="P17" style:family="paragraph" style:parent-style-name="Standard">
      <style:text-properties officeooo:rsid="00367687" officeooo:paragraph-rsid="00367687"/>
    </style:style>
    <style:style style:name="P18" style:family="paragraph" style:parent-style-name="Standard">
      <style:text-properties officeooo:rsid="0038a016" officeooo:paragraph-rsid="0038a016"/>
    </style:style>
    <style:style style:name="P19" style:family="paragraph" style:parent-style-name="Standard">
      <style:text-properties fo:font-weight="bold" officeooo:rsid="00172573" officeooo:paragraph-rsid="00172573" style:font-weight-asian="bold" style:font-weight-complex="bold"/>
    </style:style>
    <style:style style:name="P20" style:family="paragraph" style:parent-style-name="Standard">
      <style:text-properties fo:font-weight="bold" officeooo:rsid="00266d54" officeooo:paragraph-rsid="00266d54" style:font-weight-asian="bold" style:font-weight-complex="bold"/>
    </style:style>
    <style:style style:name="T1" style:family="text">
      <style:text-properties officeooo:rsid="0018f2e1"/>
    </style:style>
    <style:style style:name="T2" style:family="text">
      <style:text-properties officeooo:rsid="001b1484"/>
    </style:style>
    <style:style style:name="T3" style:family="text">
      <style:text-properties officeooo:rsid="001c97ae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1f10d1"/>
    </style:style>
    <style:style style:name="T7" style:family="text">
      <style:text-properties officeooo:rsid="0021260b"/>
    </style:style>
    <style:style style:name="T8" style:family="text">
      <style:text-properties officeooo:rsid="0022a9c7"/>
    </style:style>
    <style:style style:name="T9" style:family="text">
      <style:text-properties officeooo:rsid="002335f0"/>
    </style:style>
    <style:style style:name="T10" style:family="text">
      <style:text-properties officeooo:rsid="00250a68"/>
    </style:style>
    <style:style style:name="T11" style:family="text">
      <style:text-properties officeooo:rsid="002729c6"/>
    </style:style>
    <style:style style:name="T12" style:family="text">
      <style:text-properties officeooo:rsid="002cd888"/>
    </style:style>
    <style:style style:name="T13" style:family="text">
      <style:text-properties officeooo:rsid="002d5293"/>
    </style:style>
    <style:style style:name="T14" style:family="text">
      <style:text-properties officeooo:rsid="002dfc61"/>
    </style:style>
    <style:style style:name="T15" style:family="text">
      <style:text-properties officeooo:rsid="00334228"/>
    </style:style>
    <style:style style:name="T16" style:family="text">
      <style:text-properties officeooo:rsid="00367687"/>
    </style:style>
    <style:style style:name="T17" style:family="text">
      <style:text-properties officeooo:rsid="0037229c"/>
    </style:style>
    <style:style style:name="T18" style:family="text">
      <style:text-properties officeooo:rsid="00378215"/>
    </style:style>
    <style:style style:name="T19" style:family="text">
      <style:text-properties officeooo:rsid="003c61e6"/>
    </style:style>
    <style:style style:name="T20" style:family="text">
      <style:text-properties officeooo:rsid="003db512"/>
    </style:style>
    <style:style style:name="T21" style:family="text">
      <style:text-properties officeooo:rsid="003f4f29"/>
    </style:style>
    <style:style style:name="T22" style:family="text">
      <style:text-properties officeooo:rsid="0040a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us les 6<text:span text:style-name="T4">e</text:span> ont une heure de devoirs faits</text:p>
      <text:p text:style-name="P9">Tutorat à envisager ?</text:p>
      <text:p text:style-name="P19">Assia : Félicitations, remerciements pour Eco délégués</text:p>
      <text:p text:style-name="P1"><text:span text:style-name="T1">E</text:span>lena : Compliments : appréciations par madame Hamelin</text:p>
      <text:p text:style-name="P2">Adam : pas de mentions à cause du comportement</text:p>
      <text:p text:style-name="P3">Amina : encouragements (dossier SEGPA refusé par les parents) ; <text:span text:style-name="T2">contacte orthophoniste </text:span><text:span text:style-name="T3">pour bilan</text:span><text:span text:style-name="T2">?</text:span></text:p>
      <text:p text:style-name="P4">Helycia : encouragements</text:p>
      <text:p text:style-name="P4">Lyna : encouragements</text:p>
      <text:p text:style-name="P5">Ilyés : compliments <text:span text:style-name="T6">(écarts dans les moyennes, notamment pas fou en français et en maths)</text:span></text:p>
      <text:p text:style-name="P6">Nella : / / <text:span text:style-name="T7">fiche de suivie motivation hebdomadaire ?</text:span></text:p>
      <text:p text:style-name="P7">Alane : Compliments </text:p>
      <text:p text:style-name="P8">Inès : / <text:span text:style-name="T8">pas de récompense </text:span><text:span text:style-name="T9">pour bavardages dans qqs matières</text:span></text:p>
      <text:p text:style-name="P9">Chloé : /</text:p>
      <text:p text:style-name="P9">Demba : Compliments, <text:span text:style-name="T10">trop discrets</text:span></text:p>
      <text:p text:style-name="P10">Silly : Compliments, félicitations s’il y avait plus de participations</text:p>
      <text:p text:style-name="P20">Adem : <text:span text:style-name="T11">Félicitations</text:span></text:p>
      <text:p text:style-name="P11">Adriana : Mise en garde absences</text:p>
      <text:p text:style-name="P12">Jawad : /</text:p>
      <text:p text:style-name="P13">Danny : mise en garde travail et absence → <text:span text:style-name="T12">mise en place d’un PPRE</text:span></text:p>
      <text:p text:style-name="P14">Mohamed : <text:span text:style-name="T13">bavardages </text:span><text:span text:style-name="T14">donc pas de récompense</text:span></text:p>
      <text:p text:style-name="P15">Dylan : <text:span text:style-name="T15">compliments</text:span></text:p>
      <text:p text:style-name="P16">Ilyas : <text:span text:style-name="T16">mise en garde travail et attitude</text:span></text:p>
      <text:p text:style-name="P17">Hederson : Compliments</text:p>
      <text:p text:style-name="P17">Elvine : C<text:span text:style-name="T20">ompliments</text:span></text:p>
      <text:p text:style-name="P17">Hocine : <text:span text:style-name="T17">Encouragements, </text:span><text:span text:style-name="T18">mise en place de PPRE</text:span></text:p>
      <text:p text:style-name="P18">Ismael : <text:span text:style-name="T21">mise en garde travail, </text:span><text:span text:style-name="T22">absence retard. PPRE 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34:50.552000000</meta:creation-date>
    <dc:date>2024-11-26T17:52:36.791000000</dc:date>
    <meta:editing-duration>PT1H17M22S</meta:editing-duration>
    <meta:editing-cycles>4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6" meta:word-count="182" meta:character-count="1067" meta:non-whitespace-character-count="910"/>
  </office:meta>
</office:document-meta>
</file>